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77pt" svg:height="0.77pt" svg:x="432.4pt" svg:y="27.1pt">
            <draw:object draw:notify-on-update-of-ranges="Sheet1.D10:Sheet1.D23 Sheet1.E9:Sheet1.E9 Sheet1.E10:Sheet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6.46pt" svg:height="119.57pt" svg:x="750.84pt" svg:y="0pt">
            <draw:object draw:notify-on-update-of-ranges="Sheet1.D10:Sheet1.D15 Sheet1.E9:Sheet1.E9 Sheet1.E10:Sheet1.E15 Sheet1.D10:Sheet1.D15 Sheet1.F9:Sheet1.F9 Sheet1.F10:Sheet1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90.54pt" svg:y="1090.6pt">
            <draw:object draw:notify-on-update-of-ranges="Sheet1.A113:Sheet1.A118 Sheet1.B112:Sheet1.B112 Sheet1.B113:Sheet1.B118 Sheet1.A113:Sheet1.A118 Sheet1.C112:Sheet1.C112 Sheet1.C113:Sheet1.C1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60.23pt" svg:y="1830.73pt">
            <draw:object draw:notify-on-update-of-ranges="Sheet1.A142:Sheet1.A147 Sheet1.B141:Sheet1.B141 Sheet1.B142:Sheet1.B147 Sheet1.A142:Sheet1.A147 Sheet1.C141:Sheet1.C141 Sheet1.C142:Sheet1.C1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88.22pt" svg:y="1836.03pt">
            <draw:object draw:notify-on-update-of-ranges="Sheet1.A170:Sheet1.A175 Sheet1.B169:Sheet1.B169 Sheet1.B170:Sheet1.B175 Sheet1.A170:Sheet1.A175 Sheet1.C169:Sheet1.C169 Sheet1.C170:Sheet1.C1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598.17pt" svg:y="2178.6pt">
            <draw:object draw:notify-on-update-of-ranges="Sheet1.A198:Sheet1.A203 Sheet1.B197:Sheet1.B197 Sheet1.B198:Sheet1.B203 Sheet1.A198:Sheet1.A203 Sheet1.C197:Sheet1.C197 Sheet1.C198:Sheet1.C2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3.86pt" svg:y="2713.92pt">
            <draw:object draw:notify-on-update-of-ranges="Sheet1.A225:Sheet1.A230 Sheet1.B224:Sheet1.B224 Sheet1.B225:Sheet1.B230 Sheet1.A225:Sheet1.A230 Sheet1.C224:Sheet1.C224 Sheet1.C225:Sheet1.C2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258.86pt" svg:y="2936.83pt">
            <draw:object draw:notify-on-update-of-ranges="Sheet1.A243:Sheet1.A243 Sheet1.A244:Sheet1.A249 Sheet1.B243:Sheet1.B243 Sheet1.B244:Sheet1.B249 Sheet1.A243:Sheet1.A243 Sheet1.A244:Sheet1.A249 Sheet1.C243:Sheet1.C243 Sheet1.C244:Sheet1.C249 Sheet1.A243:Sheet1.A243 Sheet1.A244:Sheet1.A249 Sheet1.D243:Sheet1.D243 Sheet1.D244:Sheet1.D2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46pt" svg:height="251.49pt" svg:x="284.88pt" svg:y="3151.05pt">
            <draw:object draw:notify-on-update-of-ranges="Sheet1.A263:Sheet1.A263 Sheet1.A264:Sheet1.A269 Sheet1.B263:Sheet1.B263 Sheet1.B264:Sheet1.B269 Sheet1.A263:Sheet1.A263 Sheet1.A264:Sheet1.A269 Sheet1.C263:Sheet1.C263 Sheet1.C264:Sheet1.C269 Sheet1.A263:Sheet1.A263 Sheet1.A264:Sheet1.A269 Sheet1.D263:Sheet1.D263 Sheet1.D264:Sheet1.D26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3333" calcext:value-type="float">
            <text:p>2.5333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666" calcext:value-type="float">
            <text:p>3.16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185" calcext:value-type="float">
            <text:p>3.18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66667" calcext:value-type="float">
            <text:p>2.66667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6364" calcext:value-type="float">
            <text:p>3.1636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7576" calcext:value-type="float">
            <text:p>3.175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8571" calcext:value-type="float">
            <text:p>2.68571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speedup 1vs4 threads</text:p>
          </table:table-cell>
          <table:table-cell office:value-type="string" calcext:value-type="string">
            <text:p>speedup 4vs8 threads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75556" calcext:value-type="float">
            <text:p>2.75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57" calcext:value-type="float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0492" calcext:value-type="float">
            <text:p>1.0492</text:p>
          </table:table-cell>
          <table:table-cell office:value-type="float" office:value="1.013" calcext:value-type="float">
            <text:p>1.0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3636" calcext:value-type="float">
            <text:p>2.836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83333" calcext:value-type="float">
            <text:p>2.833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7" calcext:value-type="float">
            <text:p>0.997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86154" calcext:value-type="float">
            <text:p>2.8615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996" calcext:value-type="float">
            <text:p>0.99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85714" calcext:value-type="float">
            <text:p>2.8571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4" calcext:value-type="float">
            <text:p>1.00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5333" calcext:value-type="float">
            <text:p>2.85333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875" calcext:value-type="float">
            <text:p>2.875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89412" calcext:value-type="float">
            <text:p>2.8941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93333" calcext:value-type="float">
            <text:p>2.9333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90526" calcext:value-type="float">
            <text:p>2.9052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94" calcext:value-type="float">
            <text:p>2.9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7143" calcext:value-type="float">
            <text:p>2.97143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8182" calcext:value-type="float">
            <text:p>2.9818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7391" calcext:value-type="float">
            <text:p>2.97391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01667" calcext:value-type="float">
            <text:p>3.01667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6" calcext:value-type="float">
            <text:p>2.96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98462" calcext:value-type="float">
            <text:p>2.98462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00741" calcext:value-type="float">
            <text:p>3.00741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98571" calcext:value-type="float">
            <text:p>2.98571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96552" calcext:value-type="float">
            <text:p>2.9655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01935" calcext:value-type="float">
            <text:p>3.01935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0375" calcext:value-type="float">
            <text:p>3.0375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0303" calcext:value-type="float">
            <text:p>3.0303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04706" calcext:value-type="float">
            <text:p>3.04706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05143" calcext:value-type="float">
            <text:p>3.05143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05556" calcext:value-type="float">
            <text:p>3.05556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08108" calcext:value-type="float">
            <text:p>3.0810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09474" calcext:value-type="float">
            <text:p>3.0947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08718" calcext:value-type="float">
            <text:p>3.08718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8" calcext:value-type="float">
            <text:p>3.08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06341" calcext:value-type="float">
            <text:p>3.06341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06667" calcext:value-type="float">
            <text:p>3.06667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06977" calcext:value-type="float">
            <text:p>3.06977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07273" calcext:value-type="float">
            <text:p>3.07273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08444" calcext:value-type="float">
            <text:p>3.0844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10435" calcext:value-type="float">
            <text:p>3.10435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11489" calcext:value-type="float">
            <text:p>3.11489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10833" calcext:value-type="float">
            <text:p>3.10833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10204" calcext:value-type="float">
            <text:p>3.10204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112" calcext:value-type="float">
            <text:p>3.112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12157" calcext:value-type="float">
            <text:p>3.12157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11538" calcext:value-type="float">
            <text:p>3.11538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11698" calcext:value-type="float">
            <text:p>3.11698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11111" calcext:value-type="float">
            <text:p>3.11111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10545" calcext:value-type="float">
            <text:p>3.10545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10714" calcext:value-type="float">
            <text:p>3.10714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11579" calcext:value-type="float">
            <text:p>3.11579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11034" calcext:value-type="float">
            <text:p>3.11034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10508" calcext:value-type="float">
            <text:p>3.10508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2" calcext:value-type="float">
            <text:p>3.12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11475" calcext:value-type="float">
            <text:p>3.11475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12258" calcext:value-type="float">
            <text:p>3.12258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12381" calcext:value-type="float">
            <text:p>3.12381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125" calcext:value-type="float">
            <text:p>3.125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12" calcext:value-type="float">
            <text:p>3.12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12727" calcext:value-type="float">
            <text:p>3.12727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12836" calcext:value-type="float">
            <text:p>3.12836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13529" calcext:value-type="float">
            <text:p>3.13529</text:p>
          </table:table-cell>
          <table:table-cell table:number-columns-repeated="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13623" calcext:value-type="float">
            <text:p>3.13623</text:p>
          </table:table-cell>
          <table:table-cell table:number-columns-repeated="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13714" calcext:value-type="float">
            <text:p>3.13714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13803" calcext:value-type="float">
            <text:p>3.13803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14444" calcext:value-type="float">
            <text:p>3.14444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15068" calcext:value-type="float">
            <text:p>3.15068</text:p>
          </table:table-cell>
          <table:table-cell table:number-columns-repeated="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15676" calcext:value-type="float">
            <text:p>3.15676</text:p>
          </table:table-cell>
          <table:table-cell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152" calcext:value-type="float">
            <text:p>3.152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15789" calcext:value-type="float">
            <text:p>3.15789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15325" calcext:value-type="float">
            <text:p>3.15325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15897" calcext:value-type="float">
            <text:p>3.15897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16456" calcext:value-type="float">
            <text:p>3.16456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17" calcext:value-type="float">
            <text:p>3.17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16049" calcext:value-type="float">
            <text:p>3.16049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17073" calcext:value-type="float">
            <text:p>3.17073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17108" calcext:value-type="float">
            <text:p>3.17108</text:p>
          </table:table-cell>
          <table:table-cell table:number-columns-repeated="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17143" calcext:value-type="float">
            <text:p>3.17143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16706" calcext:value-type="float">
            <text:p>3.16706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14884" calcext:value-type="float">
            <text:p>3.14884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14943" calcext:value-type="float">
            <text:p>3.14943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15056" calcext:value-type="float">
            <text:p>3.15056</text:p>
          </table:table-cell>
          <table:table-cell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14667" calcext:value-type="float">
            <text:p>3.14667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15165" calcext:value-type="float">
            <text:p>3.15165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15217" calcext:value-type="float">
            <text:p>3.15217</text:p>
          </table:table-cell>
          <table:table-cell table:number-columns-repeated="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15699" calcext:value-type="float">
            <text:p>3.15699</text:p>
          </table:table-cell>
          <table:table-cell table:number-columns-repeated="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16596" calcext:value-type="float">
            <text:p>3.16596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16632" calcext:value-type="float">
            <text:p>3.16632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15833" calcext:value-type="float">
            <text:p>3.15833</text:p>
          </table:table-cell>
          <table:table-cell table:number-columns-repeated="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16289" calcext:value-type="float">
            <text:p>3.16289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16735" calcext:value-type="float">
            <text:p>3.16735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6364" calcext:value-type="float">
            <text:p>3.16364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04" calcext:value-type="float">
            <text:p>3.0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5333" calcext:value-type="float">
            <text:p>3.153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3333" calcext:value-type="float">
            <text:p>3.1333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17" calcext:value-type="float">
            <text:p>3.17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6364" calcext:value-type="float">
            <text:p>3.1636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4343" calcext:value-type="float">
            <text:p>3.14343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6768" calcext:value-type="float">
            <text:p>3.1676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peedup 1 vs 4 threads</text:p>
          </table:table-cell>
          <table:table-cell office:value-type="string" calcext:value-type="string">
            <text:p>Speedup 4 vs 8 thread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7" calcext:value-type="float">
            <text:p>0.857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47" calcext:value-type="float">
            <text:p>1.047</text:p>
          </table:table-cell>
          <table:table-cell office:value-type="float" office:value="0.987" calcext:value-type="float">
            <text:p>0.98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09" calcext:value-type="float">
            <text:p>1.009</text:p>
          </table:table-cell>
          <table:table-cell office:value-type="float" office:value="0.99" calcext:value-type="float">
            <text:p>0.9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1" calcext:value-type="float">
            <text:p>1.01</text:p>
          </table:table-cell>
          <table:table-cell office:value-type="float" office:value="1.006" calcext:value-type="float">
            <text:p>1.00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86" calcext:value-type="float">
            <text:p>0.986</text:p>
          </table:table-cell>
          <table:table-cell office:value-type="float" office:value="1.0144" calcext:value-type="float">
            <text:p>1.0144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9" calcext:value-type="float">
            <text:p>0.99</text:p>
          </table:table-cell>
          <table:table-cell office:value-type="float" office:value="1.007" calcext:value-type="float">
            <text:p>1.007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98" calcext:value-type="float">
            <text:p>2.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07" calcext:value-type="float">
            <text:p>3.0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05333" calcext:value-type="float">
            <text:p>3.053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2667" calcext:value-type="float">
            <text:p>3.1266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085" calcext:value-type="float">
            <text:p>3.08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6364" calcext:value-type="float">
            <text:p>3.1636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7172" calcext:value-type="float">
            <text:p>3.1717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6768" calcext:value-type="float">
            <text:p>3.16768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peedup 1vs4 threads</text:p>
          </table:table-cell>
          <table:table-cell office:value-type="string" calcext:value-type="string">
            <text:p>Speedup 4 vs 8 thread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3" calcext:value-type="float">
            <text:p>0.993</text:p>
          </table:table-cell>
          <table:table-cell office:value-type="float" office:value="1.02" calcext:value-type="float">
            <text:p>1.02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8" calcext:value-type="float">
            <text:p>0.98</text:p>
          </table:table-cell>
          <table:table-cell office:value-type="float" office:value="1.016" calcext:value-type="float">
            <text:p>1.016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78" calcext:value-type="float">
            <text:p>0.978</text:p>
          </table:table-cell>
          <table:table-cell office:value-type="float" office:value="1.024" calcext:value-type="float">
            <text:p>1.02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73" calcext:value-type="float">
            <text:p>0.973</text:p>
          </table:table-cell>
          <table:table-cell office:value-type="float" office:value="1.037" calcext:value-type="float">
            <text:p>1.037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8" calcext:value-type="float">
            <text:p>0.998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5" calcext:value-type="float">
            <text:p>3.5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11" calcext:value-type="float">
            <text:p>0.0031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874" calcext:value-type="float">
            <text:p>0.0638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2994" calcext:value-type="float">
            <text:p>0.329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26403" calcext:value-type="float">
            <text:p>0.42640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45132" calcext:value-type="float">
            <text:p>0.54513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698468" calcext:value-type="float">
            <text:p>2.69846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346735" calcext:value-type="float">
            <text:p>3.34673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24122" calcext:value-type="float">
            <text:p>2.42412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.676816" calcext:value-type="float">
            <text:p>8.6768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3.082472" calcext:value-type="float">
            <text:p>13.08247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91698" calcext:value-type="float">
            <text:p>4.99169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.782697" calcext:value-type="float">
            <text:p>22.78269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9.436118" calcext:value-type="float">
            <text:p>29.43611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514682" calcext:value-type="float">
            <text:p>9.51468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4.914774" calcext:value-type="float">
            <text:p>44.91477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5.617849" calcext:value-type="float">
            <text:p>55.617849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peedup 1vs 4 threads </text:p>
          </table:table-cell>
          <table:table-cell office:value-type="string" calcext:value-type="string">
            <text:p>Speedup 4 vs 8 thread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.107" calcext:value-type="float">
            <text:p>11.10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22" calcext:value-type="float">
            <text:p>5.22</text:p>
          </table:table-cell>
          <table:table-cell office:value-type="float" office:value="1.294" calcext:value-type="float">
            <text:p>1.29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9504" calcext:value-type="float">
            <text:p>4.9504</text:p>
          </table:table-cell>
          <table:table-cell office:value-type="float" office:value="1.24" calcext:value-type="float">
            <text:p>1.2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579207921" calcext:value-type="float">
            <text:p>3.579207921</text:p>
          </table:table-cell>
          <table:table-cell office:value-type="float" office:value="1.507" calcext:value-type="float">
            <text:p>1.50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5646" calcext:value-type="float">
            <text:p>4.5646</text:p>
          </table:table-cell>
          <table:table-cell office:value-type="float" office:value="1.292" calcext:value-type="float">
            <text:p>1.292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7208" calcext:value-type="float">
            <text:p>4.7208</text:p>
          </table:table-cell>
          <table:table-cell office:value-type="float" office:value="1.238" calcext:value-type="float">
            <text:p>1.238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9" calcext:value-type="float">
            <text:p>2.9E-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249" calcext:value-type="float">
            <text:p>0.0002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665" calcext:value-type="float">
            <text:p>0.0016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742" calcext:value-type="float">
            <text:p>0.0637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01826" calcext:value-type="float">
            <text:p>0.3018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15687" calcext:value-type="float">
            <text:p>0.41568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36629" calcext:value-type="float">
            <text:p>0.5366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8623" calcext:value-type="float">
            <text:p>2.886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468891" calcext:value-type="float">
            <text:p>3.46889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21127" calcext:value-type="float">
            <text:p>2.4211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.176009" calcext:value-type="float">
            <text:p>10.17600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2.279532" calcext:value-type="float">
            <text:p>12.27953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90353" calcext:value-type="float">
            <text:p>4.9903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4.546702" calcext:value-type="float">
            <text:p>24.54670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9.190259" calcext:value-type="float">
            <text:p>29.190259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545819" calcext:value-type="float">
            <text:p>9.54581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3.091026" calcext:value-type="float">
            <text:p>43.09102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2.392982" calcext:value-type="float">
            <text:p>52.39298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peedup 1 vs 4 threads</text:p>
          </table:table-cell>
          <table:table-cell office:value-type="string" calcext:value-type="string">
            <text:p>Speedup 4 vs 8 thread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9" calcext:value-type="float">
            <text:p>6.89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777" calcext:value-type="float">
            <text:p>4.777</text:p>
          </table:table-cell>
          <table:table-cell office:value-type="float" office:value="1.378" calcext:value-type="float">
            <text:p>1.378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78" calcext:value-type="float">
            <text:p>5.378</text:p>
          </table:table-cell>
          <table:table-cell office:value-type="float" office:value="1.201" calcext:value-type="float">
            <text:p>1.201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2032" calcext:value-type="float">
            <text:p>4.2032</text:p>
          </table:table-cell>
          <table:table-cell office:value-type="float" office:value="1.206" calcext:value-type="float">
            <text:p>1.20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19" calcext:value-type="float">
            <text:p>4.919</text:p>
          </table:table-cell>
          <table:table-cell office:value-type="float" office:value="1.189" calcext:value-type="float">
            <text:p>1.189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514" calcext:value-type="float">
            <text:p>4.514</text:p>
          </table:table-cell>
          <table:table-cell office:value-type="float" office:value="1.215" calcext:value-type="float">
            <text:p>1.215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3" calcext:value-type="float">
            <text:p>3.3E-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292" calcext:value-type="float">
            <text:p>0.0002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023" calcext:value-type="float">
            <text:p>0.00102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3622" calcext:value-type="float">
            <text:p>0.0636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330839" calcext:value-type="float">
            <text:p>0.3308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05879" calcext:value-type="float">
            <text:p>0.40587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33712" calcext:value-type="float">
            <text:p>0.53371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727929" calcext:value-type="float">
            <text:p>2.7279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535274" calcext:value-type="float">
            <text:p>3.53527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21063" calcext:value-type="float">
            <text:p>2.42106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.96819" calcext:value-type="float">
            <text:p>9.9681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2.298614" calcext:value-type="float">
            <text:p>12.29861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90592" calcext:value-type="float">
            <text:p>4.99059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3.055761" calcext:value-type="float">
            <text:p>23.05576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7.580921" calcext:value-type="float">
            <text:p>27.58092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5055" calcext:value-type="float">
            <text:p>9.505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5.0324" calcext:value-type="float">
            <text:p>45.0324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4.364153" calcext:value-type="float">
            <text:p>54.36415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peedup 1 vs 4 threads</text:p>
          </table:table-cell>
          <table:table-cell office:value-type="string" calcext:value-type="string">
            <text:p>Speedup 4 vs 8 thread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6" calcext:value-type="float">
            <text:p>6.06</text:p>
          </table:table-cell>
          <table:table-cell office:value-type="float" office:value="3.448" calcext:value-type="float">
            <text:p>3.44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1.227" calcext:value-type="float">
            <text:p>1.22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11" calcext:value-type="float">
            <text:p>5.11</text:p>
          </table:table-cell>
          <table:table-cell office:value-type="float" office:value="1.296" calcext:value-type="float">
            <text:p>1.296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119" calcext:value-type="float">
            <text:p>4.119</text:p>
          </table:table-cell>
          <table:table-cell office:value-type="float" office:value="1.233" calcext:value-type="float">
            <text:p>1.23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62" calcext:value-type="float">
            <text:p>4.62</text:p>
          </table:table-cell>
          <table:table-cell office:value-type="float" office:value="1.1962" calcext:value-type="float">
            <text:p>1.1962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124" calcext:value-type="float">
            <text:p>5.124</text:p>
          </table:table-cell>
          <table:table-cell office:value-type="float" office:value="1.207" calcext:value-type="float">
            <text:p>1.207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11" calcext:value-type="float">
            <text:p>0.003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665" calcext:value-type="float">
            <text:p>0.0016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023" calcext:value-type="float">
            <text:p>0.00102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26403" calcext:value-type="float">
            <text:p>0.4264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15687" calcext:value-type="float">
            <text:p>0.4156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405879" calcext:value-type="float">
            <text:p>0.40587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346735" calcext:value-type="float">
            <text:p>3.34673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468891" calcext:value-type="float">
            <text:p>3.46889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535274" calcext:value-type="float">
            <text:p>3.53527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.082472" calcext:value-type="float">
            <text:p>13.08247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2.279532" calcext:value-type="float">
            <text:p>12.27953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2.298614" calcext:value-type="float">
            <text:p>12.298614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.436118" calcext:value-type="float">
            <text:p>29.43611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9.190259" calcext:value-type="float">
            <text:p>29.19025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7.580921" calcext:value-type="float">
            <text:p>27.58092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5.617849" calcext:value-type="float">
            <text:p>55.61784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2.392982" calcext:value-type="float">
            <text:p>52.392982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4.364153" calcext:value-type="float">
            <text:p>54.36415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peedup static vs dynamic</text:p>
          </table:table-cell>
          <table:table-cell office:value-type="string" calcext:value-type="string">
            <text:p>speedup dynamic vs guided</text:p>
          </table:table-cell>
          <table:table-cell office:value-type="string" calcext:value-type="string">
            <text:p>speedup static vs guided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" calcext:value-type="float">
            <text:p>0.33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51" calcext:value-type="float">
            <text:p>0.951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019" calcext:value-type="float">
            <text:p>1.019</text:p>
          </table:table-cell>
          <table:table-cell office:value-type="float" office:value="1.056" calcext:value-type="float">
            <text:p>1.056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386" calcext:value-type="float">
            <text:p>0.9386</text:p>
          </table:table-cell>
          <table:table-cell office:value-type="float" office:value="1.001" calcext:value-type="float">
            <text:p>1.001</text:p>
          </table:table-cell>
          <table:table-cell office:value-type="float" office:value="0.94" calcext:value-type="float">
            <text:p>0.94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69" calcext:value-type="float">
            <text:p>0.9369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178" calcext:value-type="float">
            <text:p>0.6178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#samples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.98" calcext:value-type="float">
            <text:p>2.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07" calcext:value-type="float">
            <text:p>3.0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666" calcext:value-type="float">
            <text:p>3.166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3333" calcext:value-type="float">
            <text:p>3.133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12667" calcext:value-type="float">
            <text:p>3.1266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175" calcext:value-type="float">
            <text:p>3.1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17576" calcext:value-type="float">
            <text:p>3.1757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6768" calcext:value-type="float">
            <text:p>3.16768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3.16768" calcext:value-type="float">
            <text:p>3.1676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samples</text:p>
          </table:table-cell>
          <table:table-cell office:value-type="string" calcext:value-type="string">
            <text:p>statc vs dynamic</text:p>
          </table:table-cell>
          <table:table-cell office:value-type="string" calcext:value-type="string">
            <text:p>dynamic vs guided</text:p>
          </table:table-cell>
          <table:table-cell office:value-type="string" calcext:value-type="string">
            <text:p>static vs guided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0.666" calcext:value-type="float">
            <text:p>0.66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006" calcext:value-type="float">
            <text:p>1.006</text:p>
          </table:table-cell>
          <table:table-cell office:value-type="float" office:value="0.98" calcext:value-type="float">
            <text:p>0.98</text:p>
          </table:table-cell>
          <table:table-cell office:value-type="float" office:value="0.986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03" calcext:value-type="float">
            <text:p>1.003</text:p>
          </table:table-cell>
          <table:table-cell office:value-type="float" office:value="0.99" calcext:value-type="float">
            <text:p>0.99</text:p>
          </table:table-cell>
          <table:table-cell office:value-type="float" office:value="0.993" calcext:value-type="float">
            <text:p>0.993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87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9" calcext:value-type="float">
            <text:p>1.009</text:p>
          </table:table-cell>
          <table:table-cell office:value-type="float" office:value="1.007" calcext:value-type="float">
            <text:p>1.007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1:11:39.077581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09:47.315788215</meta:creation-date>
    <dc:date>2019-12-04T12:45:28.489174571</dc:date>
    <meta:editing-duration>PT20M24S</meta:editing-duration>
    <meta:editing-cycles>6</meta:editing-cycles>
    <meta:generator>LibreOffice/6.0.7.3$Linux_X86_64 LibreOffice_project/00m0$Build-3</meta:generator>
    <meta:document-statistic meta:table-count="1" meta:cell-count="71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28cm" svg:height="0.028cm" xlink:href=".." xlink:type="simple" chart:class="chart:scatter" chart:style-name="ch1">
        <chart:title svg:x="-4.064cm" svg:y="0.136cm" chart:style-name="ch2">
          <text:p>Speedup when OMP_SCHEDULE=static</text:p>
        </chart:title>
        <chart:legend chart:legend-position="end" svg:x="0cm" svg:y="0cm" style:legend-expansion="high" chart:style-name="ch3"/>
        <chart:plot-area chart:style-name="ch4" table:cell-range-address="Sheet1.D10:Sheet1.E23 Sheet1.E9:Sheet1.E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0cm" svg:y="0cm" chart:style-name="ch6">
              <text:p>#samples</text:p>
            </chart:title>
          </chart:axis>
          <chart:axis chart:dimension="y" chart:name="primary-y" chart:style-name="ch5">
            <chart:title svg:x="0cm" svg:y="0cm" chart:style-name="ch7">
              <text:p>speedup</text:p>
            </chart:title>
            <chart:grid chart:style-name="ch8" chart:class="major"/>
          </chart:axis>
          <chart:series chart:style-name="ch9" chart:values-cell-range-address="Sheet1.E10:Sheet1.E23" chart:label-cell-address="Sheet1.E9:Sheet1.E9" chart:class="chart:scatter">
            <chart:domain table:cell-range-address="Sheet1.D10:Sheet1.D23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up 1vs4 threads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10:Sheet1.D23</svg:desc>
                </draw:g>
              </table:table-cell>
              <table:table-cell office:value-type="float" office:value="0.857">
                <text:p>0.857</text:p>
                <draw:g>
                  <svg:desc>Sheet1.E10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0492">
                <text:p>1.0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76cm" svg:height="4.219cm" xlink:href=".." xlink:type="simple" chart:class="chart:scatter" chart:style-name="ch1">
        <chart:title svg:x="1.363cm" svg:y="0.22cm" chart:style-name="ch2">
          <text:p>Pi_mp.c speedup when OMP_SCHEDULE=static</text:p>
        </chart:title>
        <chart:legend chart:legend-position="end" svg:x="7.845cm" svg:y="1.561cm" style:legend-expansion="high" chart:style-name="ch3"/>
        <chart:plot-area chart:style-name="ch4" table:cell-range-address="Sheet1.D10:Sheet1.F15 Sheet1.E9:Sheet1.F9" chart:data-source-has-labels="row" svg:x="1.262cm" svg:y="1.083cm" svg:width="6.332cm" svg:height="2.071cm">
          <chartooo:coordinate-region svg:x="1.698cm" svg:y="1.282cm" svg:width="5.524cm" svg:height="1.225cm"/>
          <chart:axis chart:dimension="x" chart:name="primary-x" chart:style-name="ch5">
            <chart:title svg:x="3.67cm" svg:y="3.238cm" chart:style-name="ch6">
              <text:p>#samples</text:p>
            </chart:title>
          </chart:axis>
          <chart:axis chart:dimension="y" chart:name="primary-y" chart:style-name="ch5">
            <chart:title svg:x="0.451cm" svg:y="2.81cm" chart:style-name="ch7">
              <text:p>speedup</text:p>
            </chart:title>
            <chart:grid chart:style-name="ch8" chart:class="major"/>
          </chart:axis>
          <chart:series chart:style-name="ch9" chart:values-cell-range-address="Sheet1.E10:Sheet1.E15" chart:label-cell-address="Sheet1.E9:Sheet1.E9" chart:class="chart:scatter">
            <chart:domain table:cell-range-address="Sheet1.D10:Sheet1.D15"/>
            <chart:data-point chart:repeated="6"/>
          </chart:series>
          <chart:series chart:style-name="ch10" chart:values-cell-range-address="Sheet1.F10:Sheet1.F15" chart:label-cell-address="Sheet1.F9:Sheet1.F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up 1vs4 threads</text:p>
                <draw:g>
                  <svg:desc>Sheet1.E9:Sheet1.E9</svg:desc>
                </draw:g>
              </table:table-cell>
              <table:table-cell office:value-type="string">
                <text:p>speedup 4vs8 threads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D10:Sheet1.D15</svg:desc>
                </draw:g>
              </table:table-cell>
              <table:table-cell office:value-type="float" office:value="0.857">
                <text:p>0.857</text:p>
                <draw:g>
                  <svg:desc>Sheet1.E10:Sheet1.E15</svg:desc>
                </draw:g>
              </table:table-cell>
              <table:table-cell office:value-type="float" office:value="1">
                <text:p>1</text:p>
                <draw:g>
                  <svg:desc>Sheet1.F10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0492">
                <text:p>1.0492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1">
                <text:p>1.0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93">
                <text:p>0.993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04">
                <text:p>1.00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0.998">
                <text:p>0.998</text:p>
              </table:table-cell>
              <table:table-cell office:value-type="float" office:value="1.004">
                <text:p>1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Speedup when OMP_SCHEDULE=dynamic</text:p>
        </chart:title>
        <chart:legend chart:legend-position="end" svg:x="11.005cm" svg:y="3.952cm" style:legend-expansion="high" chart:style-name="ch3"/>
        <chart:plot-area chart:style-name="ch4" table:cell-range-address="Sheet1.A113:Sheet1.C118 Sheet1.B112:Sheet1.C112" chart:data-source-has-labels="row" svg:x="1.331cm" svg:y="1.275cm" svg:width="9.354cm" svg:height="6.564cm">
          <chartooo:coordinate-region svg:x="2.058cm" svg:y="1.474cm" svg:width="8.255cm" svg:height="5.718cm"/>
          <chart:axis chart:dimension="x" chart:name="primary-x" chart:style-name="ch5">
            <chart:title svg:x="5.25cm" svg:y="8.019cm" chart:style-name="ch6">
              <text:p>#samples</text:p>
            </chart:title>
          </chart:axis>
          <chart:axis chart:dimension="y" chart:name="primary-y" chart:style-name="ch5">
            <chart:title svg:x="0.451cm" svg:y="5.249cm" chart:style-name="ch7">
              <text:p>speedup</text:p>
            </chart:title>
            <chart:grid chart:style-name="ch8" chart:class="major"/>
          </chart:axis>
          <chart:series chart:style-name="ch9" chart:values-cell-range-address="Sheet1.B113:Sheet1.B118" chart:label-cell-address="Sheet1.B112:Sheet1.B112" chart:class="chart:scatter">
            <chart:domain table:cell-range-address="Sheet1.A113:Sheet1.A118"/>
            <chart:data-point chart:repeated="6"/>
          </chart:series>
          <chart:series chart:style-name="ch10" chart:values-cell-range-address="Sheet1.C113:Sheet1.C118" chart:label-cell-address="Sheet1.C112:Sheet1.C112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1 vs 4 threads</text:p>
                <draw:g>
                  <svg:desc>Sheet1.B112:Sheet1.B112</svg:desc>
                </draw:g>
              </table:table-cell>
              <table:table-cell office:value-type="string">
                <text:p>Speedup 4 vs 8 threads</text:p>
                <draw:g>
                  <svg:desc>Sheet1.C112:Sheet1.C1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3:Sheet1.A118</svg:desc>
                </draw:g>
              </table:table-cell>
              <table:table-cell office:value-type="float" office:value="0.857">
                <text:p>0.857</text:p>
                <draw:g>
                  <svg:desc>Sheet1.B113:Sheet1.B118</svg:desc>
                </draw:g>
              </table:table-cell>
              <table:table-cell office:value-type="float" office:value="1.5">
                <text:p>1.5</text:p>
                <draw:g>
                  <svg:desc>Sheet1.C113:Sheet1.C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047">
                <text:p>1.04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09">
                <text:p>1.00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.01">
                <text:p>1.01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986">
                <text:p>0.986</text:p>
              </table:table-cell>
              <table:table-cell office:value-type="float" office:value="1.0144">
                <text:p>1.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0.99">
                <text:p>0.99</text:p>
              </table:table-cell>
              <table:table-cell office:value-type="float" office:value="1.007">
                <text:p>1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16cm" svg:y="0.316cm" chart:style-name="ch2">
          <text:p>Speedup when OMP_SCHEDULE=guided</text:p>
        </chart:title>
        <chart:legend chart:legend-position="end" svg:x="11.005cm" svg:y="3.952cm" style:legend-expansion="high" chart:style-name="ch3"/>
        <chart:plot-area chart:style-name="ch4" table:cell-range-address="Sheet1.A142:Sheet1.C147 Sheet1.B141:Sheet1.C141" chart:data-source-has-labels="row" svg:x="1.331cm" svg:y="1.275cm" svg:width="9.354cm" svg:height="6.564cm">
          <chartooo:coordinate-region svg:x="2.058cm" svg:y="1.475cm" svg:width="8.255cm" svg:height="5.717cm"/>
          <chart:axis chart:dimension="x" chart:name="primary-x" chart:style-name="ch5">
            <chart:title svg:x="5.25cm" svg:y="8.019cm" chart:style-name="ch6">
              <text:p>#samples</text:p>
            </chart:title>
          </chart:axis>
          <chart:axis chart:dimension="y" chart:name="primary-y" chart:style-name="ch5">
            <chart:title svg:x="0.451cm" svg:y="5.249cm" chart:style-name="ch7">
              <text:p>speedup</text:p>
            </chart:title>
            <chart:grid chart:style-name="ch8" chart:class="major"/>
          </chart:axis>
          <chart:series chart:style-name="ch9" chart:values-cell-range-address="Sheet1.B142:Sheet1.B147" chart:label-cell-address="Sheet1.B141:Sheet1.B141" chart:class="chart:scatter">
            <chart:domain table:cell-range-address="Sheet1.A142:Sheet1.A147"/>
            <chart:data-point chart:repeated="6"/>
          </chart:series>
          <chart:series chart:style-name="ch10" chart:values-cell-range-address="Sheet1.C142:Sheet1.C147" chart:label-cell-address="Sheet1.C141:Sheet1.C14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1vs4 threads</text:p>
                <draw:g>
                  <svg:desc>Sheet1.B141:Sheet1.B141</svg:desc>
                </draw:g>
              </table:table-cell>
              <table:table-cell office:value-type="string">
                <text:p>Speedup 4 vs 8 threads</text:p>
                <draw:g>
                  <svg:desc>Sheet1.C141:Sheet1.C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42:Sheet1.A147</svg:desc>
                </draw:g>
              </table:table-cell>
              <table:table-cell office:value-type="float" office:value="1">
                <text:p>1</text:p>
                <draw:g>
                  <svg:desc>Sheet1.B142:Sheet1.B147</svg:desc>
                </draw:g>
              </table:table-cell>
              <table:table-cell office:value-type="float" office:value="0.857">
                <text:p>0.857</text:p>
                <draw:g>
                  <svg:desc>Sheet1.C142:Sheet1.C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993">
                <text:p>0.9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98">
                <text:p>0.9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78">
                <text:p>0.97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973">
                <text:p>0.973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1.002">
                <text:p>1.002</text:p>
              </table:table-cell>
              <table:table-cell office:value-type="float" office:value="0.998">
                <text:p>0.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matrix_mp.c for static OMP scheduler </text:p>
        </chart:title>
        <chart:legend chart:legend-position="end" svg:x="11.005cm" svg:y="3.952cm" style:legend-expansion="high" chart:style-name="ch3"/>
        <chart:plot-area chart:style-name="ch4" table:cell-range-address="Sheet1.A170:Sheet1.C175 Sheet1.B169:Sheet1.C169" chart:data-source-has-labels="row" svg:x="1.331cm" svg:y="1.275cm" svg:width="9.354cm" svg:height="6.564cm">
          <chartooo:coordinate-region svg:x="1.767cm" svg:y="1.474cm" svg:width="8.361cm" svg:height="5.718cm"/>
          <chart:axis chart:dimension="x" chart:name="primary-x" chart:style-name="ch5">
            <chart:title svg:x="5.25cm" svg:y="8.019cm" chart:style-name="ch6">
              <text:p>#samples</text:p>
            </chart:title>
          </chart:axis>
          <chart:axis chart:dimension="y" chart:name="primary-y" chart:style-name="ch5">
            <chart:title svg:x="0.451cm" svg:y="5.249cm" chart:style-name="ch7">
              <text:p>speedup</text:p>
            </chart:title>
            <chart:grid chart:style-name="ch8" chart:class="major"/>
          </chart:axis>
          <chart:series chart:style-name="ch9" chart:values-cell-range-address="Sheet1.B170:Sheet1.B175" chart:label-cell-address="Sheet1.B169:Sheet1.B169" chart:class="chart:scatter">
            <chart:domain table:cell-range-address="Sheet1.A170:Sheet1.A175"/>
            <chart:data-point chart:repeated="6"/>
          </chart:series>
          <chart:series chart:style-name="ch10" chart:values-cell-range-address="Sheet1.C170:Sheet1.C175" chart:label-cell-address="Sheet1.C169:Sheet1.C16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1vs 4 threads </text:p>
                <draw:g>
                  <svg:desc>Sheet1.B169:Sheet1.B169</svg:desc>
                </draw:g>
              </table:table-cell>
              <table:table-cell office:value-type="string">
                <text:p>Speedup 4 vs 8 threads</text:p>
                <draw:g>
                  <svg:desc>Sheet1.C169:Sheet1.C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70:Sheet1.A175</svg:desc>
                </draw:g>
              </table:table-cell>
              <table:table-cell office:value-type="float" office:value="8">
                <text:p>8</text:p>
                <draw:g>
                  <svg:desc>Sheet1.B170:Sheet1.B175</svg:desc>
                </draw:g>
              </table:table-cell>
              <table:table-cell office:value-type="float" office:value="11.107">
                <text:p>11.107</text:p>
                <draw:g>
                  <svg:desc>Sheet1.C170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22">
                <text:p>5.22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.9504">
                <text:p>4.95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3.579207921">
                <text:p>3.57920792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5646">
                <text:p>4.564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4.7208">
                <text:p>4.7208</text:p>
              </table:table-cell>
              <table:table-cell office:value-type="float" office:value="1.238">
                <text:p>1.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74cm" svg:y="0.316cm" chart:style-name="ch2">
          <text:p>Speedup of matrix_mp when OMP scheduler is dynamic</text:p>
        </chart:title>
        <chart:legend chart:legend-position="end" svg:x="11.005cm" svg:y="3.952cm" style:legend-expansion="high" chart:style-name="ch3"/>
        <chart:plot-area chart:style-name="ch4" table:cell-range-address="Sheet1.A198:Sheet1.C203 Sheet1.B197:Sheet1.C197" chart:data-source-has-labels="row" svg:x="1.331cm" svg:y="1.275cm" svg:width="9.354cm" svg:height="6.564cm">
          <chartooo:coordinate-region svg:x="1.767cm" svg:y="1.474cm" svg:width="8.546cm" svg:height="5.718cm"/>
          <chart:axis chart:dimension="x" chart:name="primary-x" chart:style-name="ch5">
            <chart:title svg:x="5.25cm" svg:y="8.019cm" chart:style-name="ch6">
              <text:p>#samples</text:p>
            </chart:title>
          </chart:axis>
          <chart:axis chart:dimension="y" chart:name="primary-y" chart:style-name="ch5">
            <chart:title svg:x="0.451cm" svg:y="5.249cm" chart:style-name="ch7">
              <text:p>speedup</text:p>
            </chart:title>
            <chart:grid chart:style-name="ch8" chart:class="major"/>
          </chart:axis>
          <chart:series chart:style-name="ch9" chart:values-cell-range-address="Sheet1.B198:Sheet1.B203" chart:label-cell-address="Sheet1.B197:Sheet1.B197" chart:class="chart:scatter">
            <chart:domain table:cell-range-address="Sheet1.A198:Sheet1.A203"/>
            <chart:data-point chart:repeated="6"/>
          </chart:series>
          <chart:series chart:style-name="ch10" chart:values-cell-range-address="Sheet1.C198:Sheet1.C203" chart:label-cell-address="Sheet1.C197:Sheet1.C19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1 vs 4 threads</text:p>
                <draw:g>
                  <svg:desc>Sheet1.B197:Sheet1.B197</svg:desc>
                </draw:g>
              </table:table-cell>
              <table:table-cell office:value-type="string">
                <text:p>Speedup 4 vs 8 threads</text:p>
                <draw:g>
                  <svg:desc>Sheet1.C197:Sheet1.C1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98:Sheet1.A203</svg:desc>
                </draw:g>
              </table:table-cell>
              <table:table-cell office:value-type="float" office:value="6.89">
                <text:p>6.89</text:p>
                <draw:g>
                  <svg:desc>Sheet1.B198:Sheet1.B203</svg:desc>
                </draw:g>
              </table:table-cell>
              <table:table-cell office:value-type="float" office:value="5">
                <text:p>5</text:p>
                <draw:g>
                  <svg:desc>Sheet1.C198:Sheet1.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.777">
                <text:p>4.777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5.378">
                <text:p>5.378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4.2032">
                <text:p>4.2032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919">
                <text:p>4.919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4.514">
                <text:p>4.514</text:p>
              </table:table-cell>
              <table:table-cell office:value-type="float" office:value="1.215">
                <text:p>1.2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16cm" svg:y="0.316cm" chart:style-name="ch2">
          <text:p>Matrix_mp speedup when omp scheduler is guided</text:p>
        </chart:title>
        <chart:legend chart:legend-position="end" svg:x="11.005cm" svg:y="3.952cm" style:legend-expansion="high" chart:style-name="ch3"/>
        <chart:plot-area chart:style-name="ch4" table:cell-range-address="Sheet1.A225:Sheet1.C230 Sheet1.B224:Sheet1.C224" chart:data-source-has-labels="row" svg:x="1.331cm" svg:y="1.275cm" svg:width="9.354cm" svg:height="6.564cm">
          <chartooo:coordinate-region svg:x="1.767cm" svg:y="1.474cm" svg:width="8.546cm" svg:height="5.718cm"/>
          <chart:axis chart:dimension="x" chart:name="primary-x" chart:style-name="ch5">
            <chart:title svg:x="5.25cm" svg:y="8.019cm" chart:style-name="ch6">
              <text:p>#samples</text:p>
            </chart:title>
          </chart:axis>
          <chart:axis chart:dimension="y" chart:name="primary-y" chart:style-name="ch5">
            <chart:title svg:x="0.451cm" svg:y="5.249cm" chart:style-name="ch7">
              <text:p>speedup</text:p>
            </chart:title>
            <chart:grid chart:style-name="ch8" chart:class="major"/>
          </chart:axis>
          <chart:series chart:style-name="ch9" chart:values-cell-range-address="Sheet1.B225:Sheet1.B230" chart:label-cell-address="Sheet1.B224:Sheet1.B224" chart:class="chart:scatter">
            <chart:domain table:cell-range-address="Sheet1.A225:Sheet1.A230"/>
            <chart:data-point chart:repeated="6"/>
          </chart:series>
          <chart:series chart:style-name="ch10" chart:values-cell-range-address="Sheet1.C225:Sheet1.C230" chart:label-cell-address="Sheet1.C224:Sheet1.C22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1 vs 4 threads</text:p>
                <draw:g>
                  <svg:desc>Sheet1.B224:Sheet1.B224</svg:desc>
                </draw:g>
              </table:table-cell>
              <table:table-cell office:value-type="string">
                <text:p>Speedup 4 vs 8 threads</text:p>
                <draw:g>
                  <svg:desc>Sheet1.C224:Sheet1.C2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25:Sheet1.A230</svg:desc>
                </draw:g>
              </table:table-cell>
              <table:table-cell office:value-type="float" office:value="6.06">
                <text:p>6.06</text:p>
                <draw:g>
                  <svg:desc>Sheet1.B225:Sheet1.B230</svg:desc>
                </draw:g>
              </table:table-cell>
              <table:table-cell office:value-type="float" office:value="3.448">
                <text:p>3.448</text:p>
                <draw:g>
                  <svg:desc>Sheet1.C225:Sheet1.C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5">
                <text:p>5.5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5.11">
                <text:p>5.11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4.119">
                <text:p>4.119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62">
                <text:p>4.62</text:p>
              </table:table-cell>
              <table:table-cell office:value-type="float" office:value="1.1962">
                <text:p>1.1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5.124">
                <text:p>5.124</text:p>
              </table:table-cell>
              <table:table-cell office:value-type="float" office:value="1.207">
                <text:p>1.2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32cm" svg:y="0.316cm" chart:style-name="ch2">
          <text:p>Speedup comaprission for the matrix_mp for 8 threads</text:p>
        </chart:title>
        <chart:legend chart:legend-position="end" svg:x="10.37cm" svg:y="3.703cm" style:legend-expansion="high" chart:style-name="ch3"/>
        <chart:plot-area chart:style-name="ch4" table:cell-range-address="Sheet1.A243:Sheet1.D249" chart:data-source-has-labels="row" svg:x="1.331cm" svg:y="1.275cm" svg:width="8.719cm" svg:height="6.564cm">
          <chartooo:coordinate-region svg:x="2.058cm" svg:y="1.475cm" svg:width="7.62cm" svg:height="5.717cm"/>
          <chart:axis chart:dimension="x" chart:name="primary-x" chart:style-name="ch5">
            <chart:title svg:x="4.932cm" svg:y="8.019cm" chart:style-name="ch6">
              <text:p>#samples</text:p>
            </chart:title>
          </chart:axis>
          <chart:axis chart:dimension="y" chart:name="primary-y" chart:style-name="ch5">
            <chart:title svg:x="0.451cm" svg:y="5.249cm" chart:style-name="ch7">
              <text:p>speedup</text:p>
            </chart:title>
            <chart:grid chart:style-name="ch8" chart:class="major"/>
          </chart:axis>
          <chart:series chart:style-name="ch9" chart:values-cell-range-address="Sheet1.B244:Sheet1.B249" chart:label-cell-address="Sheet1.B243:Sheet1.B243" chart:class="chart:scatter">
            <chart:domain table:cell-range-address="Sheet1.A244:Sheet1.A249"/>
            <chart:data-point chart:repeated="6"/>
          </chart:series>
          <chart:series chart:style-name="ch10" chart:values-cell-range-address="Sheet1.C244:Sheet1.C249" chart:label-cell-address="Sheet1.C243:Sheet1.C243" chart:class="chart:scatter">
            <chart:data-point chart:repeated="6"/>
          </chart:series>
          <chart:series chart:style-name="ch11" chart:values-cell-range-address="Sheet1.D244:Sheet1.D249" chart:label-cell-address="Sheet1.D243:Sheet1.D24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 static vs dynamic</text:p>
                <draw:g>
                  <svg:desc>Sheet1.B243:Sheet1.B243</svg:desc>
                </draw:g>
              </table:table-cell>
              <table:table-cell office:value-type="string">
                <text:p>speedup dynamic vs guided</text:p>
                <draw:g>
                  <svg:desc>Sheet1.C243:Sheet1.C243</svg:desc>
                </draw:g>
              </table:table-cell>
              <table:table-cell office:value-type="string">
                <text:p>speedup static vs guided</text:p>
                <draw:g>
                  <svg:desc>Sheet1.D243:Sheet1.D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44:Sheet1.A249</svg:desc>
                </draw:g>
              </table:table-cell>
              <table:table-cell office:value-type="float" office:value="0.333">
                <text:p>0.333</text:p>
                <draw:g>
                  <svg:desc>Sheet1.B244:Sheet1.B249</svg:desc>
                </draw:g>
              </table:table-cell>
              <table:table-cell office:value-type="float" office:value="0.625">
                <text:p>0.625</text:p>
                <draw:g>
                  <svg:desc>Sheet1.C244:Sheet1.C249</svg:desc>
                </draw:g>
              </table:table-cell>
              <table:table-cell office:value-type="float" office:value="0.333">
                <text:p>0.333</text:p>
                <draw:g>
                  <svg:desc>Sheet1.D244:Sheet1.D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364">
                <text:p>1.0364</text:p>
              </table:table-cell>
              <table:table-cell office:value-type="float" office:value="1.019">
                <text:p>1.019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386">
                <text:p>0.9386</text:p>
              </table:table-cell>
              <table:table-cell office:value-type="float" office:value="1.001">
                <text:p>1.00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9916">
                <text:p>0.9916</text:p>
              </table:table-cell>
              <table:table-cell office:value-type="float" office:value="0.944">
                <text:p>0.944</text:p>
              </table:table-cell>
              <table:table-cell office:value-type="float" office:value="0.9369">
                <text:p>0.9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0.942">
                <text:p>0.942</text:p>
              </table:table-cell>
              <table:table-cell office:value-type="float" office:value="0.0002">
                <text:p>0.0002</text:p>
              </table:table-cell>
              <table:table-cell office:value-type="float" office:value="0.6178">
                <text:p>0.61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873cm" xlink:href=".." xlink:type="simple" chart:class="chart:scatter" chart:style-name="ch1">
        <chart:title svg:x="3.49cm" svg:y="0.254cm" chart:style-name="ch2">
          <text:p>Pi_mp speedup comparission 8 threads</text:p>
        </chart:title>
        <chart:legend chart:legend-position="end" svg:x="11.77cm" svg:y="3.639cm" style:legend-expansion="high" chart:style-name="ch3"/>
        <chart:plot-area chart:style-name="ch4" table:cell-range-address="Sheet1.A263:Sheet1.D269" chart:data-source-has-labels="row" svg:x="1.33cm" svg:y="1.269cm" svg:width="10.121cm" svg:height="6.446cm">
          <chartooo:coordinate-region svg:x="2.057cm" svg:y="1.468cm" svg:width="9.022cm" svg:height="5.6cm"/>
          <chart:axis chart:dimension="x" chart:name="primary-x" chart:style-name="ch5">
            <chart:title svg:x="5.632cm" svg:y="7.892cm" chart:style-name="ch6">
              <text:p>#samples</text:p>
            </chart:title>
          </chart:axis>
          <chart:axis chart:dimension="y" chart:name="primary-y" chart:style-name="ch5">
            <chart:title svg:x="0.451cm" svg:y="5.184cm" chart:style-name="ch7">
              <text:p>speedup</text:p>
            </chart:title>
            <chart:grid chart:style-name="ch8" chart:class="major"/>
          </chart:axis>
          <chart:series chart:style-name="ch9" chart:values-cell-range-address="Sheet1.B264:Sheet1.B269" chart:label-cell-address="Sheet1.B263:Sheet1.B263" chart:class="chart:scatter">
            <chart:domain table:cell-range-address="Sheet1.A264:Sheet1.A269"/>
            <chart:data-point chart:repeated="6"/>
          </chart:series>
          <chart:series chart:style-name="ch10" chart:values-cell-range-address="Sheet1.C264:Sheet1.C269" chart:label-cell-address="Sheet1.C263:Sheet1.C263" chart:class="chart:scatter">
            <chart:data-point chart:repeated="6"/>
          </chart:series>
          <chart:series chart:style-name="ch11" chart:values-cell-range-address="Sheet1.D264:Sheet1.D269" chart:label-cell-address="Sheet1.D263:Sheet1.D26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tc vs dynamic</text:p>
                <draw:g>
                  <svg:desc>Sheet1.B263:Sheet1.B263</svg:desc>
                </draw:g>
              </table:table-cell>
              <table:table-cell office:value-type="string">
                <text:p>dynamic vs guided</text:p>
                <draw:g>
                  <svg:desc>Sheet1.C263:Sheet1.C263</svg:desc>
                </draw:g>
              </table:table-cell>
              <table:table-cell office:value-type="string">
                <text:p>static vs guided</text:p>
                <draw:g>
                  <svg:desc>Sheet1.D263:Sheet1.D2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64:Sheet1.A269</svg:desc>
                </draw:g>
              </table:table-cell>
              <table:table-cell office:value-type="float" office:value="1.5">
                <text:p>1.5</text:p>
                <draw:g>
                  <svg:desc>Sheet1.B264:Sheet1.B269</svg:desc>
                </draw:g>
              </table:table-cell>
              <table:table-cell office:value-type="float" office:value="0.666">
                <text:p>0.666</text:p>
                <draw:g>
                  <svg:desc>Sheet1.C264:Sheet1.C269</svg:desc>
                </draw:g>
              </table:table-cell>
              <table:table-cell office:value-type="float" office:value="1">
                <text:p>1</text:p>
                <draw:g>
                  <svg:desc>Sheet1.D264:Sheet1.D2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006">
                <text:p>1.006</text:p>
              </table:table-cell>
              <table:table-cell office:value-type="float" office:value="0.98">
                <text:p>0.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03">
                <text:p>1.003</text:p>
              </table:table-cell>
              <table:table-cell office:value-type="float" office:value="0.99">
                <text:p>0.9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89">
                <text:p>0.989</text:p>
              </table:table-cell>
              <table:table-cell office:value-type="float" office:value="0.9979">
                <text:p>0.997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998">
                <text:p>0.998</text:p>
              </table:table-cell>
              <table:table-cell office:value-type="float" office:value="1.009">
                <text:p>1.009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0">
                <text:p>990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